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ccccc" draw:textarea-vertical-align="middle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fill-color="#cccccc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a9e2a9" draw:textarea-vertical-align="middle"/>
    </style:style>
    <style:style style:name="gr6" style:family="graphic" style:parent-style-name="standard">
      <style:graphic-properties draw:fill="solid" draw:fill-color="#e5e2e2" draw:textarea-vertical-align="middle"/>
    </style:style>
    <style:style style:name="gr7" style:family="graphic" style:parent-style-name="standard">
      <style:graphic-properties draw:fill="solid" draw:fill-color="#cccccc" draw:textarea-vertical-align="middle"/>
    </style:style>
    <style:style style:name="gr8" style:family="graphic" style:parent-style-name="standard">
      <style:graphic-properties draw:fill="solid" draw:fill-color="#eff494" draw:textarea-vertical-align="middle"/>
    </style:style>
    <style:style style:name="gr9" style:family="graphic" style:parent-style-name="standard">
      <style:graphic-properties draw:fill="solid" draw:fill-color="#cdcdfb" draw:textarea-vertical-align="middle"/>
    </style:style>
    <style:style style:name="gr10" style:family="graphic" style:parent-style-name="standard">
      <style:graphic-properties draw:fill="solid" draw:fill-color="#e2a9a9" draw:textarea-vertical-align="middle"/>
    </style:style>
    <style:style style:name="gr11" style:family="graphic" style:parent-style-name="standard">
      <style:graphic-properties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xml:id="id1" draw:id="id1" draw:layer="layout" svg:width="3.175cm" svg:height="1.588cm" svg:x="11.43cm" svg:y="0.348cm">
          <text:p text:style-name="P1">Axium</text:p>
        </draw:rect>
        <draw:rect draw:style-name="gr1" draw:text-style-name="P1" xml:id="id2" draw:id="id2" draw:layer="layout" svg:width="3.175cm" svg:height="1.588cm" svg:x="11.43cm" svg:y="3.174cm">
          <text:p text:style-name="P1">Claim</text:p>
        </draw:rect>
        <draw:rect draw:style-name="gr1" draw:text-style-name="P1" xml:id="id13" draw:id="id13" draw:layer="layout" svg:width="3.175cm" svg:height="1.588cm" svg:x="17.145cm" svg:y="15.398cm">
          <text:p text:style-name="P1">835</text:p>
        </draw:rect>
        <draw:rect draw:style-name="gr1" draw:text-style-name="P1" xml:id="id6" draw:id="id6" draw:layer="layout" svg:width="3.175cm" svg:height="1.588cm" svg:x="23.177cm" svg:y="8.254cm">
          <text:p text:style-name="P1">NysDoh</text:p>
        </draw:rect>
        <draw:rect draw:style-name="gr1" draw:text-style-name="P1" xml:id="id11" draw:id="id11" draw:layer="layout" svg:width="3.175cm" svg:height="1.588cm" svg:x="11.43cm" svg:y="12.7cm">
          <text:p text:style-name="P1">837</text:p>
        </draw:rect>
        <draw:rect draw:style-name="gr1" draw:text-style-name="P1" xml:id="id14" draw:id="id14" draw:layer="layout" svg:width="3.175cm" svg:height="1.906cm" svg:x="0.952cm" svg:y="13.016cm">
          <text:p text:style-name="P1">Sent</text:p>
          <text:p text:style-name="P1">Queue</text:p>
        </draw:rect>
        <draw:rect draw:style-name="gr1" draw:text-style-name="P1" xml:id="id17" draw:id="id17" draw:layer="layout" svg:width="3.175cm" svg:height="1.588cm" svg:x="3.492cm" svg:y="18.732cm">
          <text:p text:style-name="P1">DW</text:p>
        </draw:rect>
        <draw:rect draw:style-name="gr1" draw:text-style-name="P1" xml:id="id5" draw:id="id5" draw:layer="layout" svg:width="3.175cm" svg:height="1.588cm" svg:x="17.145cm" svg:y="6.35cm">
          <text:p text:style-name="P1">270</text:p>
        </draw:rect>
        <draw:rect draw:style-name="gr1" draw:text-style-name="P1" xml:id="id7" draw:id="id7" draw:layer="layout" svg:width="3.175cm" svg:height="1.905cm" svg:x="0.635cm" svg:y="7.462cm">
          <text:p text:style-name="P1">Claim</text:p>
          <text:p text:style-name="P1">Queue</text:p>
        </draw:rect>
        <draw:custom-shape draw:style-name="gr2" draw:text-style-name="P1" xml:id="id3" draw:id="id3" draw:layer="layout" svg:width="1.27cm" svg:height="1.27cm" svg:x="12.38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" draw:text-style-name="P1" xml:id="id4" draw:id="id4" draw:layer="layout" svg:width="3.175cm" svg:height="1.588cm" svg:x="6.35cm" svg:y="6.35cm">
          <text:p text:style-name="P1">Claim</text:p>
        </draw:rect>
        <draw:connector draw:style-name="gr3" draw:text-style-name="P1" draw:layer="layout" draw:type="line" svg:x1="13.017cm" svg:y1="1.936cm" svg:x2="13.017cm" svg:y2="3.174cm" draw:start-shape="id1" draw:start-glue-point="2" draw:end-shape="id2" draw:end-glue-point="0" svg:d="M13017 1936v1238">
          <text:p/>
        </draw:connector>
        <draw:connector draw:style-name="gr3" draw:text-style-name="P1" draw:layer="layout" draw:type="line" svg:x1="13.017cm" svg:y1="4.762cm" svg:x2="13.017cm" svg:y2="6.35cm" draw:start-shape="id2" draw:start-glue-point="2" draw:end-shape="id3" draw:end-glue-point="4" svg:d="M13017 4762v1588">
          <text:p/>
        </draw:connector>
        <draw:connector draw:style-name="gr3" draw:text-style-name="P1" draw:layer="layout" draw:type="line" svg:x1="12.382cm" svg:y1="6.985cm" svg:x2="9.525cm" svg:y2="7.144cm" draw:start-shape="id3" draw:start-glue-point="6" draw:end-shape="id4" draw:end-glue-point="1" svg:d="M12382 6985l-2857 159">
          <text:p/>
        </draw:connector>
        <draw:connector draw:style-name="gr3" draw:text-style-name="P1" draw:layer="layout" draw:type="line" svg:x1="13.652cm" svg:y1="6.985cm" svg:x2="17.145cm" svg:y2="7.144cm" draw:start-shape="id3" draw:start-glue-point="10" draw:end-shape="id5" draw:end-glue-point="3" svg:d="M13652 6985l3493 159">
          <text:p/>
        </draw:connector>
        <draw:connector draw:style-name="gr3" draw:text-style-name="P1" draw:layer="layout" draw:type="line" svg:x1="20.32cm" svg:y1="7.144cm" svg:x2="23.177cm" svg:y2="9.048cm" draw:start-shape="id5" draw:start-glue-point="1" draw:end-shape="id6" draw:end-glue-point="3" svg:d="M20320 7144l2857 1904">
          <text:p/>
        </draw:connector>
        <draw:connector draw:style-name="gr3" draw:text-style-name="P1" draw:layer="layout" draw:type="line" svg:x1="6.35cm" svg:y1="7.144cm" svg:x2="3.81cm" svg:y2="8.414cm" draw:start-shape="id4" draw:start-glue-point="3" draw:end-shape="id7" svg:d="M6350 7144l-2540 1270">
          <text:p/>
        </draw:connector>
        <draw:rect draw:style-name="gr1" draw:text-style-name="P1" xml:id="id8" draw:id="id8" draw:layer="layout" svg:width="3.175cm" svg:height="1.588cm" svg:x="17.145cm" svg:y="9.525cm">
          <text:p text:style-name="P1">271</text:p>
        </draw:rect>
        <draw:connector draw:style-name="gr3" draw:text-style-name="P1" draw:layer="layout" draw:type="line" svg:x1="23.177cm" svg:y1="9.048cm" svg:x2="20.32cm" svg:y2="10.319cm" draw:start-shape="id6" draw:start-glue-point="3" draw:end-shape="id8" draw:end-glue-point="1" svg:d="M23177 9048l-2857 1271">
          <text:p/>
        </draw:connector>
        <draw:custom-shape draw:style-name="gr2" draw:text-style-name="P1" xml:id="id9" draw:id="id9" draw:layer="layout" svg:width="1.27cm" svg:height="1.27cm" svg:x="12.382cm" svg:y="9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7.145cm" svg:y1="10.319cm" svg:x2="13.652cm" svg:y2="10.477cm" draw:start-shape="id8" draw:start-glue-point="3" draw:end-shape="id9" draw:end-glue-point="10" svg:d="M17145 10319l-3493 158">
          <text:p/>
        </draw:connector>
        <draw:rect draw:style-name="gr1" draw:text-style-name="P1" xml:id="id10" draw:id="id10" draw:layer="layout" svg:width="3.175cm" svg:height="1.588cm" svg:x="6.668cm" svg:y="9.524cm">
          <text:p text:style-name="P1">Claim</text:p>
        </draw:rect>
        <draw:connector draw:style-name="gr3" draw:text-style-name="P1" draw:layer="layout" draw:type="line" svg:x1="3.81cm" svg:y1="8.414cm" svg:x2="6.668cm" svg:y2="10.318cm" draw:start-shape="id7" draw:end-shape="id10" svg:d="M3810 8414l2858 1904">
          <text:p/>
        </draw:connector>
        <draw:connector draw:style-name="gr3" draw:text-style-name="P1" draw:layer="layout" draw:type="line" svg:x1="9.843cm" svg:y1="10.318cm" svg:x2="12.382cm" svg:y2="10.477cm" draw:start-shape="id10" draw:start-glue-point="1" draw:end-shape="id9" svg:d="M9843 10318l2539 159">
          <text:p/>
        </draw:connector>
        <draw:connector draw:style-name="gr3" draw:text-style-name="P1" draw:layer="layout" draw:type="line" svg:x1="13.017cm" svg:y1="11.112cm" svg:x2="13.017cm" svg:y2="12.7cm" draw:start-shape="id9" draw:start-glue-point="8" draw:end-shape="id11" draw:end-glue-point="0" svg:d="M13017 11112v1588">
          <text:p/>
        </draw:connector>
        <draw:rect draw:style-name="gr1" draw:text-style-name="P1" xml:id="id12" draw:id="id12" draw:layer="layout" svg:width="3.175cm" svg:height="1.588cm" svg:x="22.86cm" svg:y="13.334cm">
          <text:p text:style-name="P1">NysDoh</text:p>
        </draw:rect>
        <draw:connector draw:style-name="gr3" draw:text-style-name="P1" draw:layer="layout" draw:type="line" svg:x1="14.605cm" svg:y1="13.494cm" svg:x2="22.86cm" svg:y2="14.128cm" draw:start-shape="id11" draw:start-glue-point="1" draw:end-shape="id12" draw:end-glue-point="3" svg:d="M14605 13494l8255 634">
          <text:p/>
        </draw:connector>
        <draw:connector draw:style-name="gr3" draw:text-style-name="P1" draw:layer="layout" draw:type="line" svg:x1="22.86cm" svg:y1="14.128cm" svg:x2="20.32cm" svg:y2="16.192cm" draw:start-shape="id12" draw:start-glue-point="3" draw:end-shape="id13" draw:end-glue-point="1" svg:d="M22860 14128l-2540 2064">
          <text:p/>
        </draw:connector>
        <draw:connector draw:style-name="gr3" draw:text-style-name="P1" draw:layer="layout" draw:type="line" svg:x1="11.43cm" svg:y1="13.494cm" svg:x2="4.127cm" svg:y2="13.969cm" draw:start-shape="id11" draw:start-glue-point="3" draw:end-shape="id14" draw:end-glue-point="1" svg:d="M11430 13494l-7303 475">
          <text:p/>
        </draw:connector>
        <draw:custom-shape draw:style-name="gr2" draw:text-style-name="P1" xml:id="id15" draw:id="id15" draw:layer="layout" svg:width="1.27cm" svg:height="1.27cm" svg:x="12.382cm" svg:y="16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7.145cm" svg:y1="16.192cm" svg:x2="13.652cm" svg:y2="16.827cm" draw:start-shape="id13" draw:start-glue-point="3" draw:end-shape="id15" draw:end-glue-point="10" svg:d="M17145 16192l-3493 635">
          <text:p/>
        </draw:connector>
        <draw:rect draw:style-name="gr1" draw:text-style-name="P1" xml:id="id16" draw:id="id16" draw:layer="layout" svg:width="3.175cm" svg:height="1.588cm" svg:x="6.985cm" svg:y="14.922cm">
          <text:p text:style-name="P1">837</text:p>
        </draw:rect>
        <draw:connector draw:style-name="gr3" draw:text-style-name="P1" draw:layer="layout" draw:type="line" svg:x1="2.539cm" svg:y1="14.922cm" svg:x2="2.539cm" svg:y2="14.922cm" draw:start-shape="id14" draw:start-glue-point="2" draw:end-shape="id14" draw:end-glue-point="2" svg:d="M2539 14922z">
          <text:p/>
        </draw:connector>
        <draw:connector draw:style-name="gr3" draw:text-style-name="P1" draw:layer="layout" draw:type="line" svg:x1="4.127cm" svg:y1="13.969cm" svg:x2="6.985cm" svg:y2="15.716cm" draw:start-shape="id14" draw:start-glue-point="1" draw:end-shape="id16" draw:end-glue-point="3" svg:d="M4127 13969l2858 1747">
          <text:p/>
        </draw:connector>
        <draw:connector draw:style-name="gr3" draw:text-style-name="P1" draw:layer="layout" draw:type="line" svg:x1="10.16cm" svg:y1="15.716cm" svg:x2="12.382cm" svg:y2="16.827cm" draw:start-shape="id16" draw:start-glue-point="1" draw:end-shape="id15" draw:end-glue-point="6" svg:d="M10160 15716l2222 1111">
          <text:p/>
        </draw:connector>
        <draw:connector draw:style-name="gr3" draw:text-style-name="P1" draw:layer="layout" draw:type="line" svg:x1="12.382cm" svg:y1="16.827cm" svg:x2="6.667cm" svg:y2="19.526cm" draw:start-shape="id15" draw:start-glue-point="6" draw:end-shape="id17" draw:end-glue-point="1" svg:d="M12382 16827l-5715 2699">
          <text:p/>
        </draw:connector>
        <draw:rect draw:style-name="gr1" draw:text-style-name="P1" xml:id="id18" draw:id="id18" draw:layer="layout" svg:width="3.175cm" svg:height="1.905cm" svg:x="23.177cm" svg:y="4.444cm">
          <text:p text:style-name="P1">270</text:p>
          <text:p text:style-name="P1">Queue</text:p>
        </draw:rect>
        <draw:connector draw:style-name="gr3" draw:text-style-name="P1" draw:layer="layout" draw:type="line" svg:x1="20.32cm" svg:y1="7.144cm" svg:x2="23.177cm" svg:y2="5.396cm" draw:start-shape="id5" draw:start-glue-point="1" draw:end-shape="id18" svg:d="M20320 7144l2857-1748">
          <text:p/>
        </draw:connecto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rect draw:style-name="gr1" draw:text-style-name="P1" xml:id="id24" draw:id="id24" draw:layer="layout" svg:width="2.857cm" svg:height="1.588cm" svg:x="1.27cm" svg:y="1.27cm">
          <text:p text:style-name="P1">Axium</text:p>
        </draw:rect>
        <draw:rect draw:style-name="gr5" draw:text-style-name="P1" xml:id="id21" draw:id="id21" draw:layer="layout" svg:width="4.762cm" svg:height="1.588cm" svg:x="22.225cm" svg:y="0.952cm">
          <text:p text:style-name="P1">14.97/3rdParty</text:p>
        </draw:rect>
        <draw:rect draw:style-name="gr6" draw:text-style-name="P1" xml:id="id19" draw:id="id19" draw:layer="layout" svg:width="3.174cm" svg:height="1.905cm" svg:x="7.302cm" svg:y="5.397cm">
          <text:p text:style-name="P1">Manual</text:p>
          <text:p text:style-name="P1">Process</text:p>
        </draw:rect>
        <draw:rect draw:style-name="gr1" draw:text-style-name="P1" xml:id="id25" draw:id="id25" draw:layer="layout" svg:width="3.81cm" svg:height="1.588cm" svg:x="0.952cm" svg:y="5.715cm">
          <text:p text:style-name="P1">ClaimFile</text:p>
        </draw:rect>
        <draw:rect draw:style-name="gr5" draw:text-style-name="P1" xml:id="id22" draw:id="id22" draw:layer="layout" svg:width="2.857cm" svg:height="1.588cm" svg:x="19.367cm" svg:y="6.826cm">
          <text:p text:style-name="P1">New</text:p>
        </draw:rect>
        <draw:rect draw:style-name="gr5" draw:text-style-name="P1" xml:id="id23" draw:id="id23" draw:layer="layout" svg:width="2.857cm" svg:height="1.588cm" svg:x="19.367cm" svg:y="10.159cm">
          <text:p text:style-name="P1">Sent</text:p>
        </draw:rect>
        <draw:connector draw:style-name="gr3" draw:text-style-name="P1" draw:layer="layout" draw:type="line" svg:x1="10.476cm" svg:y1="6.349cm" svg:x2="13.017cm" svg:y2="6.349cm" draw:start-shape="id19" draw:end-shape="id20" draw:end-glue-point="3" svg:d="M10476 6349h2541">
          <text:p/>
        </draw:connector>
        <draw:connector draw:style-name="gr7" draw:text-style-name="P1" draw:layer="layout" svg:x1="24.606cm" svg:y1="2.54cm" svg:x2="22.224cm" svg:y2="7.62cm" draw:start-shape="id21" draw:start-glue-point="2" draw:end-shape="id22" draw:end-glue-point="1" svg:d="M24606 2540v5080h-2382">
          <text:p/>
        </draw:connector>
        <draw:connector draw:style-name="gr7" draw:text-style-name="P1" draw:layer="layout" svg:x1="24.606cm" svg:y1="2.54cm" svg:x2="22.224cm" svg:y2="10.953cm" draw:start-shape="id21" draw:start-glue-point="2" draw:end-shape="id23" draw:end-glue-point="1" svg:d="M24606 2540v8413h-2382">
          <text:p/>
        </draw:connector>
        <draw:connector draw:style-name="gr3" draw:text-style-name="P1" draw:layer="layout" draw:type="line" svg:x1="2.698cm" svg:y1="2.858cm" svg:x2="2.857cm" svg:y2="5.715cm" draw:start-shape="id24" draw:start-glue-point="2" draw:end-shape="id25" draw:end-glue-point="0" svg:d="M2698 2858l159 2857">
          <text:p/>
        </draw:connector>
        <draw:connector draw:style-name="gr3" draw:text-style-name="P1" draw:layer="layout" draw:type="line" svg:x1="4.762cm" svg:y1="6.509cm" svg:x2="7.302cm" svg:y2="6.349cm" draw:start-shape="id25" draw:start-glue-point="1" draw:end-shape="id19" svg:d="M4762 6509l2540-160">
          <text:p/>
        </draw:connector>
        <draw:rect draw:style-name="gr1" draw:text-style-name="P1" xml:id="id27" draw:id="id27" draw:layer="layout" svg:width="3.174cm" svg:height="1.905cm" svg:x="7.303cm" svg:y="9.842cm">
          <text:p text:style-name="P1">Script</text:p>
        </draw:rect>
        <draw:rect draw:style-name="gr1" draw:text-style-name="P1" xml:id="id20" draw:id="id20" draw:layer="layout" svg:width="3.81cm" svg:height="1.588cm" svg:x="13.017cm" svg:y="5.555cm">
          <text:p text:style-name="P1">ClaimFile</text:p>
        </draw:rect>
        <draw:connector draw:style-name="gr3" draw:text-style-name="P1" draw:layer="layout" draw:type="line" svg:x1="16.827cm" svg:y1="6.349cm" svg:x2="19.367cm" svg:y2="7.62cm" draw:start-shape="id20" draw:start-glue-point="1" draw:end-shape="id22" draw:end-glue-point="3" svg:d="M16827 6349l2540 1271">
          <text:p/>
        </draw:connector>
        <draw:rect draw:style-name="gr1" draw:text-style-name="P1" xml:id="id26" draw:id="id26" draw:layer="layout" svg:width="3.81cm" svg:height="1.588cm" svg:x="13.017cm" svg:y="9.842cm">
          <text:p text:style-name="P1">ClaimFile</text:p>
        </draw:rect>
        <draw:connector draw:style-name="gr3" draw:text-style-name="P1" draw:layer="layout" draw:type="line" svg:x1="19.367cm" svg:y1="7.62cm" svg:x2="16.827cm" svg:y2="10.636cm" draw:start-shape="id22" draw:start-glue-point="3" draw:end-shape="id26" svg:d="M19367 7620l-2540 3016">
          <text:p/>
        </draw:connector>
        <draw:connector draw:style-name="gr3" draw:text-style-name="P1" draw:layer="layout" draw:type="line" svg:x1="16.827cm" svg:y1="10.636cm" svg:x2="19.367cm" svg:y2="10.953cm" draw:start-shape="id26" draw:start-glue-point="1" draw:end-shape="id23" draw:end-glue-point="3" svg:d="M16827 10636l2540 317">
          <text:p/>
        </draw:connector>
        <draw:connector draw:style-name="gr3" draw:text-style-name="P1" draw:layer="layout" draw:type="line" svg:x1="13.017cm" svg:y1="10.636cm" svg:x2="10.477cm" svg:y2="10.794cm" draw:start-shape="id26" draw:start-glue-point="3" draw:end-shape="id27" draw:end-glue-point="1" svg:d="M13017 10636l-2540 158">
          <text:p/>
        </draw:connector>
        <draw:rect draw:style-name="gr5" draw:text-style-name="P1" xml:id="id29" draw:id="id29" draw:layer="layout" svg:width="3.175cm" svg:height="1.905cm" svg:x="0.635cm" svg:y="13.97cm">
          <text:p text:style-name="P1">Claim</text:p>
          <text:p text:style-name="P1">Queue</text:p>
        </draw:rect>
        <draw:rect draw:style-name="gr1" draw:text-style-name="P1" xml:id="id36" draw:id="id36" draw:layer="layout" svg:width="3.175cm" svg:height="1.588cm" svg:x="4.445cm" svg:y="18.732cm">
          <text:p text:style-name="P1">NysDoh</text:p>
        </draw:rect>
        <draw:rect draw:style-name="gr1" draw:text-style-name="P1" xml:id="id28" draw:id="id28" draw:layer="layout" svg:width="3.81cm" svg:height="1.588cm" svg:x="6.667cm" svg:y="14.287cm">
          <text:p text:style-name="P1">ClaimFile</text:p>
        </draw:rect>
        <draw:rect draw:style-name="gr1" draw:text-style-name="P1" xml:id="id30" draw:id="id30" draw:layer="layout" svg:width="3.174cm" svg:height="1.905cm" svg:x="13.017cm" svg:y="13.97cm">
          <text:p text:style-name="P1">translator</text:p>
        </draw:rect>
        <draw:connector draw:style-name="gr3" draw:text-style-name="P1" draw:layer="layout" draw:type="line" svg:x1="8.89cm" svg:y1="11.747cm" svg:x2="8.572cm" svg:y2="14.287cm" draw:start-shape="id27" draw:start-glue-point="2" draw:end-shape="id28" draw:end-glue-point="0" svg:d="M8890 11747l-318 2540">
          <text:p/>
        </draw:connector>
        <draw:connector draw:style-name="gr3" draw:text-style-name="P1" draw:layer="layout" draw:type="line" svg:x1="6.667cm" svg:y1="15.081cm" svg:x2="3.81cm" svg:y2="14.922cm" draw:start-shape="id28" draw:start-glue-point="3" draw:end-shape="id29" svg:d="M6667 15081l-2857-159">
          <text:p/>
        </draw:connector>
        <draw:connector draw:style-name="gr3" draw:text-style-name="P1" draw:layer="layout" draw:type="line" svg:x1="10.477cm" svg:y1="15.081cm" svg:x2="13.017cm" svg:y2="14.922cm" draw:start-shape="id28" draw:start-glue-point="1" draw:end-shape="id30" svg:d="M10477 15081l2540-159">
          <text:p/>
        </draw:connector>
        <draw:connector draw:style-name="gr3" draw:text-style-name="P1" draw:layer="layout" draw:type="line" svg:x1="16.191cm" svg:y1="14.922cm" svg:x2="18.415cm" svg:y2="14.446cm" draw:start-shape="id30" draw:start-glue-point="1" draw:end-shape="id31" svg:d="M16191 14922l2224-476">
          <text:p/>
        </draw:connector>
        <draw:rect draw:style-name="gr1" draw:text-style-name="P1" xml:id="id31" draw:id="id31" draw:layer="layout" svg:width="2.857cm" svg:height="1.588cm" svg:x="18.415cm" svg:y="13.652cm">
          <text:p text:style-name="P1">270</text:p>
        </draw:rect>
        <draw:rect draw:style-name="gr5" draw:text-style-name="P1" xml:id="id32" draw:id="id32" draw:layer="layout" svg:width="3.175cm" svg:height="1.905cm" svg:x="23.495cm" svg:y="13.017cm">
          <text:p text:style-name="P1">270</text:p>
          <text:p text:style-name="P1">Queue</text:p>
        </draw:rect>
        <draw:connector draw:style-name="gr3" draw:text-style-name="P1" draw:layer="layout" draw:type="line" svg:x1="21.272cm" svg:y1="14.446cm" svg:x2="23.495cm" svg:y2="13.969cm" draw:start-shape="id31" draw:start-glue-point="1" draw:end-shape="id32" svg:d="M21272 14446l2223-477">
          <text:p/>
        </draw:connector>
        <draw:rect draw:style-name="gr1" draw:text-style-name="P1" xml:id="id34" draw:id="id34" draw:layer="layout" svg:width="3.174cm" svg:height="1.905cm" svg:x="17.463cm" svg:y="18.097cm">
          <text:p text:style-name="P1">Manual</text:p>
          <text:p text:style-name="P1">Process</text:p>
        </draw:rect>
        <draw:rect draw:style-name="gr1" draw:text-style-name="P1" xml:id="id33" draw:id="id33" draw:layer="layout" svg:width="2.857cm" svg:height="1.588cm" svg:x="23.812cm" svg:y="17.462cm">
          <text:p text:style-name="P1">270</text:p>
        </draw:rect>
        <draw:rect draw:style-name="gr1" draw:text-style-name="P1" xml:id="id35" draw:id="id35" draw:layer="layout" svg:width="2.857cm" svg:height="1.588cm" svg:x="12.383cm" svg:y="18.732cm">
          <text:p text:style-name="P1">270</text:p>
        </draw:rect>
        <draw:connector draw:style-name="gr3" draw:text-style-name="P1" draw:layer="layout" draw:type="line" svg:x1="25.082cm" svg:y1="14.922cm" svg:x2="25.24cm" svg:y2="17.462cm" draw:start-shape="id32" draw:start-glue-point="2" draw:end-shape="id33" draw:end-glue-point="0" svg:d="M25082 14922l158 2540">
          <text:p/>
        </draw:connector>
        <draw:connector draw:style-name="gr3" draw:text-style-name="P1" draw:layer="layout" draw:type="line" svg:x1="23.812cm" svg:y1="18.256cm" svg:x2="20.637cm" svg:y2="19.049cm" draw:start-shape="id33" draw:start-glue-point="3" draw:end-shape="id34" draw:end-glue-point="1" svg:d="M23812 18256l-3175 793">
          <text:p/>
        </draw:connector>
        <draw:connector draw:style-name="gr3" draw:text-style-name="P1" draw:layer="layout" draw:type="line" svg:x1="17.463cm" svg:y1="19.049cm" svg:x2="15.24cm" svg:y2="19.526cm" draw:start-shape="id34" draw:start-glue-point="3" draw:end-shape="id35" draw:end-glue-point="1" svg:d="M17463 19049l-2223 477">
          <text:p/>
        </draw:connector>
        <draw:connector draw:style-name="gr3" draw:text-style-name="P1" draw:layer="layout" draw:type="line" svg:x1="12.383cm" svg:y1="19.526cm" svg:x2="7.62cm" svg:y2="19.526cm" draw:start-shape="id35" draw:start-glue-point="3" draw:end-shape="id36" draw:end-glue-point="1" svg:d="M12383 19526h-4763">
          <text:p/>
        </draw:connector>
        <draw:connector draw:style-name="gr7" draw:text-style-name="P1" draw:layer="layout" svg:x1="24.606cm" svg:y1="2.54cm" svg:x2="25.082cm" svg:y2="13.017cm" draw:start-shape="id21" draw:start-glue-point="2" draw:end-shape="id32" svg:d="M24606 2540v5239h476v5238">
          <text:p/>
        </draw:connector>
        <draw:rect draw:style-name="gr5" draw:text-style-name="P1" xml:id="id37" draw:id="id37" draw:layer="layout" svg:width="4.445cm" svg:height="1.905cm" svg:x="0.952cm" svg:y="9.842cm">
          <text:p text:style-name="P1">14.97/3rdParty</text:p>
        </draw:rect>
        <draw:connector draw:style-name="gr7" draw:text-style-name="P1" draw:layer="layout" svg:x1="3.174cm" svg:y1="11.747cm" svg:x2="2.222cm" svg:y2="13.97cm" draw:start-shape="id37" draw:start-glue-point="2" draw:end-shape="id29" draw:end-glue-point="0" svg:d="M3174 11747v1112h-952v1111">
          <text:p/>
        </draw:connector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rect draw:style-name="gr8" draw:text-style-name="P1" draw:layer="layout" svg:width="3.81cm" svg:height="1.587cm" svg:x="0.952cm" svg:y="0.953cm">
          <text:p text:style-name="P1">v/john/todo</text:p>
        </draw:rect>
        <draw:rect draw:style-name="gr8" draw:text-style-name="P1" draw:layer="layout" svg:width="6.35cm" svg:height="1.587cm" svg:x="0.952cm" svg:y="18.098cm">
          <text:p text:style-name="P1">#newClaimFolder</text:p>
        </draw:rect>
        <draw:rect draw:style-name="gr9" draw:text-style-name="P1" xml:id="id38" draw:id="id38" draw:layer="layout" svg:width="3.81cm" svg:height="1.587cm" svg:x="16.192cm" svg:y="0.952cm">
          <text:p text:style-name="P1">c/john</text:p>
        </draw:rect>
        <draw:rect draw:style-name="gr10" draw:text-style-name="P1" xml:id="id39" draw:id="id39" draw:layer="layout" svg:width="4.762cm" svg:height="1.587cm" svg:x="20.003cm" svg:y="4.762cm">
          <text:p text:style-name="P1">getNewList()</text:p>
        </draw:rect>
        <draw:rect draw:style-name="gr10" draw:text-style-name="P1" xml:id="id40" draw:id="id40" draw:layer="layout" svg:width="4.762cm" svg:height="1.587cm" svg:x="20.003cm" svg:y="6.985cm">
          <text:p text:style-name="P1">getNewFile()</text:p>
        </draw:rect>
        <draw:connector draw:style-name="gr11" draw:text-style-name="P1" draw:layer="layout" svg:x1="18.097cm" svg:y1="2.539cm" svg:x2="20.003cm" svg:y2="5.555cm" draw:start-shape="id38" draw:start-glue-point="2" draw:end-shape="id39" draw:end-glue-point="3" svg:d="M18097 2539v3016h1906">
          <text:p/>
        </draw:connector>
        <draw:connector draw:style-name="gr11" draw:text-style-name="P1" draw:layer="layout" svg:x1="18.097cm" svg:y1="2.539cm" svg:x2="20.003cm" svg:y2="7.778cm" draw:start-shape="id38" draw:start-glue-point="2" draw:end-shape="id40" draw:end-glue-point="3" svg:d="M18097 2539v5239h1906">
          <text:p/>
        </draw:connecto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</meta:initial-creator>
    <meta:creation-date>2015-03-13T09:43:52.85</meta:creation-date>
    <dc:date>2015-03-25T10:14:16.37</dc:date>
    <dc:creator>james </dc:creator>
    <meta:editing-duration>PT8H5M4S</meta:editing-duration>
    <meta:editing-cycles>4</meta:editing-cycles>
    <meta:generator>OpenOffice/4.1.1$Win32 OpenOffice.org_project/411m6$Build-9775</meta:generator>
    <meta:document-statistic meta:object-count="111"/>
  </office:meta>
</office:document-meta>
</file>